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dce6" officeooo:paragraph-rsid="001adce6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style:font-name="Cantarell Extra 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Cantarell Extra Bold"/>
    </style:style>
    <style:style style:name="T6" style:family="text">
      <style:text-properties style:font-name="Cantarell Extra Bold"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an<text:span text:style-name="T5">$gjerg </text:span><text:span text:style-name="T6">$jean erg$aerhh</text:span><text:span text:style-name="T5"> ae$rh </text:span><text:span text:style-name="T2">$aet$h qsg$ $ te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1-07-13T09:36:50.041384502</dc:date>
    <meta:editing-duration>PT1M39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1" meta:word-count="8" meta:character-count="51" meta:non-whitespace-character-count="44"/>
  </office:meta>
</office:document-meta>
</file>